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685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10.13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CHFUNKT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NUMMER</text:p>
          </table:table-cell>
        </table:table-row>
        <table:table-row table:style-name="ro1">
          <table:table-cell office:value-type="string" calcext:value-type="string">
            <text:p>Ich bin beständig, in dem was ich tue oder sage.</text:p>
          </table:table-cell>
          <table:table-cell office:value-type="string" calcext:value-type="string">
            <text:p>Ambiguitätstoler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n ich gefühlsmäßg durcheinander bin, dann ist es für mich schwierig, mich an etwas zu erinner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nn es darum geht, eine wichtige Entscheidung zu treffen, wäge ich alle Gesichtspunkte sorgfältig vorher ab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 kostet mich Anstrengung, meine Gedanken zu ordne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ch finde es schwierig, über längere Zeit aufmerksam zu sein (z.B. beim Fernsehen oder beim Lesen)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äufig kommen mir meine Gedanken eigenartig oder furchterregend vor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gentlich gibt es keinen Menschen, der mich wirklich gern in Schwierigkeiten sehen würde.</text:p>
          </table:table-cell>
          <table:table-cell office:value-type="string" calcext:value-type="string">
            <text:p>Art der Objektbezieh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ch kann unangenehme Dinge, mit denen ich in meinem Leben konfrontiert bin, ändern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ch mache mir häufig Sorgen um Menschen oder Tiere, besonders, wenn es Probleme gibt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ch handele spontan.</text:p>
          </table:table-cell>
          <table:table-cell office:value-type="string" calcext:value-type="string">
            <text:p>Trieb-, Impuls- und Affektausdruck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nn ich über etwas nachdenken will, kommen mir oftmals unpassende Einfälle dazwische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nn ich mir über die Dinge um mich her und über die Erlebnisse, die ich habe, eine Meinung bilde, dann kommt es öfter vor, dass ich mich dabei vertue.</text:p>
          </table:table-cell>
          <table:table-cell office:value-type="string" calcext:value-type="string">
            <text:p>Antizipationsfähigkeit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ch bin besonders empfindlich gegenüber Licht, Geräuschen oder Temperaturänderung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ch nehme mich oft sehr zusammen.</text:p>
          </table:table-cell>
          <table:table-cell office:value-type="string" calcext:value-type="string">
            <text:p>Trieb-, Impuls und Affektausdruck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ch merke, dass ich, wenn ich etwas lese, angespannt werd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ch plane gern meine Zukunft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ch kann mich entspannen und es mir gut gehen lassen, ohne mir Gedanken darüber zu machen, dass ich nichts Wichtiges tu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ch halte mich für faul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ch finde: Ein jeder ist seines Glückes Schmied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 macht mich durcheinander, wenn ich nicht weiß, wer ich eigentlich bin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ch kann Dinge erledigen, die ich tun muss, auch wenn mir gar nicht danach zumute ist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ch bin oft überrascht, wenn jemand anderes durch mein Verhalten verstimmt ist.</text:p>
          </table:table-cell>
          <table:table-cell office:value-type="string" calcext:value-type="string">
            <text:p>Verhaltensabstimm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enn ich mich mit einem Hobby beschäftige (z.B. Kochen, Basteln, Modellbau u.ä.), macht es mir Spaß, von der Anleitung abzugehen.</text:p>
          </table:table-cell>
          <table:table-cell office:value-type="string" calcext:value-type="string">
            <text:p>Kreativitä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ch bin ablenkbar oder kribbelig, wenn es um mich herum ziemlich laut ist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mmer wieder gerate ich völlig außer mir.</text:p>
          </table:table-cell>
          <table:table-cell office:value-type="string" calcext:value-type="string">
            <text:p>Trieb-, Impuls- und Affektausdruck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ch habe manchmal den Eindruck, dass ich wie zwei Personen bin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ch gehe Trubel und Aufregungen besser aus dem Weg.</text:p>
          </table:table-cell>
          <table:table-cell office:value-type="string" calcext:value-type="string">
            <text:p>adaptive Reaktion auf Reize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enn ich es so will, dann verbringe ich meine Zeit alleine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ch habe meistens Freude an meiner Arbeit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ch weiß nicht, ob ich traurig bin, mich fürchte oder mich ärgere, vor allem, wenn ich durcheinander bin.</text:p>
          </table:table-cell>
          <table:table-cell office:value-type="string" calcext:value-type="string">
            <text:p>Binnenwahrnehmung</text:p>
          </table:table-cell>
          <table:table-cell office:value-type="string" calcext:value-type="string">
            <text:p>nach: TORONTO ALEXITHYMIA SCA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h muss mir bei meinen alltäglichen Arbeiten erst mühsam überlegen, was ich nacheinander zu tun hab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enn ich persönliche Schwierigkeiten habe, kann ich nicht mehr effektiv arbeiten.</text:p>
          </table:table-cell>
          <table:table-cell office:value-type="string" calcext:value-type="string">
            <text:p>Frustrationstoleranz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ch habe einen leichten Schlaf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ch mache mir Sorgen, dass ich eine ernste körperliche Krankheit habe, die noch keiner richtig erkannt hat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ch fühle mich zurückgestoßen, wenn jemand, der mir wichtig ist, sich nicht richtig um mich kümmert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 einer Fabrik hätte ich lieber die Aufsicht über Maschinen statt Leute auszuwählen und anzustellen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 beschäftigt mich, was andere über mich sagen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ch gehe planvoll und gut vorbereitet an meine Sachen heran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ch kann mehr als eine Aufgabe auf einmal erledigen, z.B. wenn plötzlich etwas Dringendes auf mich zukommt.</text:p>
          </table:table-cell>
          <table:table-cell office:value-type="string" calcext:value-type="string">
            <text:p>Ambiguitätstoler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ch habe an manchen Tagen den Eindruck, nicht dieselbe Person zu sein, wie ein oder zwei Tag vorher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enn jemand, der mir wichtig ist, fort ist, habe ich das Gefühl, der sei für immer weg.</text:p>
          </table:table-cell>
          <table:table-cell office:value-type="string" calcext:value-type="string">
            <text:p>Objektkonst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ch habe Freude an Tagträumen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enn jemand auffallend freundlich zu mir ist, bekomme ich Zweifel an seiner Aufrichtigkeit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m allgemeinen möchte ich, dass man mir mit Gefühlen besser nicht zu nahe kommt.</text:p>
          </table:table-cell>
          <table:table-cell office:value-type="string" calcext:value-type="string">
            <text:p>Diskriminierungsfähigkeit (Innen- und Außenunterscheidung)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ch tue Dinge, die von anderen für gefährlich gehalten werden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 fällt mir schwer, meine Impulse und Bedürfnisse zu beherrschen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 macht mich glücklich, mit jemandem ganz und gar "eins zu sein".</text:p>
          </table:table-cell>
          <table:table-cell office:value-type="string" calcext:value-type="string">
            <text:p>Wahrnehmung des Objekts als eigenständi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ch bin ein höflicher und verbindlicher Mensch.</text:p>
          </table:table-cell>
          <table:table-cell office:value-type="string" calcext:value-type="string">
            <text:p>Trieb-, Impuls und Affektausdruck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ch nehme mir die Kritik anderer so sehr zu Herzen, dass mich das gar nicht mehr los lässt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ch habe viele Bekannte, aber keine wirklichen Freunde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nchmal kommt es mir vor, dass ich plötzlich Furcht vor meinen eigenen Gedanken bekomm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ch denke, dass ich eigentlich mehr aus mir machen könnte.</text:p>
          </table:table-cell>
          <table:table-cell office:value-type="string" calcext:value-type="string">
            <text:p>Kompetenzgefühl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ch bin ein ruhiger Mensch und distanziert von Dingen, die anderen schnell nahegehen.</text:p>
          </table:table-cell>
          <table:table-cell office:value-type="string" calcext:value-type="string">
            <text:p>Trieb-, Impuls und Affektausdruck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ch kann mich leicht an Veränderungen an meinen Tagesablauf anpassen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n Beziehungen zu anderen Menschen geht es mir oft so: Aus den Augen, aus dem Sinn.</text:p>
          </table:table-cell>
          <table:table-cell office:value-type="string" calcext:value-type="string">
            <text:p>Objektkonstanz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mmer wieder vergesse ich Dinge, wie Namen von Personen oder Orte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eine Meinung, die ich von mir selbst habe, ändert sich ziemlich, wenn jemand gut findet, was ich mache (oder auch: ziemlich schlecht findet)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ile meines Körpers fühlen sind fremd oder unwirklich an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enn ich rede, habe ich Schwierigkeiten, mit meinen Gedanken zu Ende zu kommen.</text:p>
          </table:table-cell>
          <table:table-cell office:value-type="string" calcext:value-type="string">
            <text:p>Abstraktionsfähigkeit (Vorstellungsvermögen)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ch kann gut lachen, wenn jemand einen Witz erzählt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 fällt mir leicht, mich auf meine Arbeit zu konzentrieren, auch wenn Gedanken an etwas anderes aufkomme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nach: TORONTO ALEXITHYMIA SCAL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 ist schwer für mich, in Gang zu kommen, wenn ich etwas erledigen will oder muss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Ich bin ein ungeduldiger Mensch.</text:p>
          </table:table-cell>
          <table:table-cell office:value-type="string" calcext:value-type="string">
            <text:p>Trieb-, Impuls und Affektausdruck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erausforderungen soll man mutig begegnen und nicht immer auf die Wünsche anderer Rücksicht nehmen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dere Leute finden, ich sei "zu empfindlich"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ch fühle mich leicht durch Nebengeräusche gestört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hne dass es meine Absicht war, fühlen sich andere von mir angegriffen.</text:p>
          </table:table-cell>
          <table:table-cell office:value-type="string" calcext:value-type="string">
            <text:p>folgeorientierte Verhaltenssteuerung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ch spiele gern Spiel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ch bin gerne für Dinge verantwortlich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ndere Menschen verstehen mich häufig falsch.</text:p>
          </table:table-cell>
          <table:table-cell office:value-type="string" calcext:value-type="string">
            <text:p>Verhaltensabstimm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nn ich bestimmte Dinge tue, dann habe ich hinterher manchmal das Gefühl, ich sei gar nicht ich selbst gewesen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ch kann Leute gut einschätzen (z.B. im Hinblick auf deren Reaktionen mir gegenüber).</text:p>
          </table:table-cell>
          <table:table-cell office:value-type="string" calcext:value-type="string">
            <text:p>Antizipationsfähigkeit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e meiste Zeit fühle ich mich innerlich leer oder langweile mich.</text:p>
          </table:table-cell>
          <table:table-cell office:value-type="string" calcext:value-type="string">
            <text:p>Regulation des narzißtischen Gleichgewichts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 ist nicht leicht für mich, neue Leute kennenzulernen.</text:p>
          </table:table-cell>
          <table:table-cell office:value-type="string" calcext:value-type="string">
            <text:p>Art der Objektbeziehung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ch bin gern inmitten von Aufregung und Trubel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ch habe den Eindruck, dass mein Leben wie ein Traum oder ein Film ist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enschen, die ich sehr verehrt habe, haben mich später oft sehr enttäuscht.</text:p>
          </table:table-cell>
          <table:table-cell office:value-type="string" calcext:value-type="string">
            <text:p>Art der Objektbeziehung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enn mir alles zu viel wird, sehe ich zu, dass ich irgendwie da herauskomme.</text:p>
          </table:table-cell>
          <table:table-cell office:value-type="string" calcext:value-type="string">
            <text:p>adaptive Reaktion auf Reize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ch bin überempfindlich, so wie "eine Prinzessin auf der Erbse"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ck kann mich leicht in andere hineinversetzen.</text:p>
          </table:table-cell>
          <table:table-cell office:value-type="string" calcext:value-type="string">
            <text:p>Wahrnehmung des Objekts als eigenständi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ch habe das Gefühl, zwischen mir und der Welt befindet sich eine Art "Glaswand".</text:p>
          </table:table-cell>
          <table:table-cell office:value-type="string" calcext:value-type="string">
            <text:p>Diskriminierungsfähigkeit (Innen- und Außenunterscheudung)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 meinem Leben komme ich gut zurecht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enn ich in der Vergangenheit Fehler gemacht habe, kann ich etwas daraus lernen, um den gleichen Fehler nicht wieder zu machen.</text:p>
          </table:table-cell>
          <table:table-cell office:value-type="string" calcext:value-type="string">
            <text:p>aktive Integra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ch kann mich fallenlassen und auch einmal verrückte Sachen denken, ohne verwirrt zu werden, oder Angst zu bekommen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äufiger kommt es mir so vor, dass ich nicht weiß, wo ich mich eigentlich befinde.</text:p>
          </table:table-cell>
          <table:table-cell office:value-type="string" calcext:value-type="string">
            <text:p>äußere Realitätswahrnehm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ir gehen häufig Sachen schief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ch setze mir Ziele für mein Leben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ch fühle mich sehr entmutigt, wenn man mich vor anderen kritisiert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16-Persönlichkeitsfaktor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ch habe Schwierigkeiten, mit etwas fertig zu werden, mit dem ich beschäftigt bin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eine innersten Probleme sind mir eigentlich ganz fremd.</text:p>
          </table:table-cell>
          <table:table-cell office:value-type="string" calcext:value-type="string">
            <text:p>Binnenwahrnehm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ch bin zu vertrauensvoll gegenüber anderen Leuten.</text:p>
          </table:table-cell>
          <table:table-cell office:value-type="string" calcext:value-type="string">
            <text:p>Antizipat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ch kann andere Menschen dazu bewegen, dass sie sich für mich und meine Angelegenheiten einsetzen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ch habe einige Eigenschaften, in denen ich den meisten Menschen eindeutig überlegen bin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nchmal glaube ich, dass ich bei anderen nicht so gut ankomme, wie ich eigentlich sollte, weil ich nicht so selbstsicher bin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ch fühle mich öfter durch meine Freunde enttäuscht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ch fühle mich manchmal völlig blockiert, so dass ich gar nicht reagieren kann und abwarten muss, bis es wieder geht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n kann sagen, dass ich mit mir selbst und meinem Körper achtlos umgehe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ch habe das Gefühl, dass ich endlich einmal absolute Ruhe bräucht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 ist für mich schwierig zu beschreiben, was ich in Bezug auf andere empfinde.</text:p>
          </table:table-cell>
          <table:table-cell office:value-type="string" calcext:value-type="string">
            <text:p>Binnenwahrnehmung</text:p>
          </table:table-cell>
          <table:table-cell office:value-type="string" calcext:value-type="string">
            <text:p>nach: TORONTO ALEXITHYMIA SCAL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ft merke ich plötzlich, dass ich in eine brenzlige Situation geraten bin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ch kann ohne große Schwierigkeiten Entscheidungen treffen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enn ich mit irgend was beschäftigt bin, kommt es vor, dass ich mittendrin den Faden verliere und erst einmal überlegen muss, wie es jetzt weitergeht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ich quält das Gefühl, dass ich nicht weiß wer ich bin.</text:p>
          </table:table-cell>
          <table:table-cell office:value-type="string" calcext:value-type="string">
            <text:p>Stabilität der Ich- und Selbstgrenzen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ch möchte alles nach meinen eigenen Vorstellungen erledigen.</text:p>
          </table:table-cell>
          <table:table-cell office:value-type="string" calcext:value-type="string">
            <text:p>Verhaltensabstimm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ch wünsche mir aufregende und spannende Erlebnisse.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elbst inmitten einer Gruppe überkommt mich manchmal ein Gefühl der Einsamkeit und Nutzlosigkeit.</text:p>
          </table:table-cell>
          <table:table-cell office:value-type="string" calcext:value-type="string">
            <text:p>Reife der Objektbezieh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ch benutze häufig meine Einbildungskraft oder meine Vorstellungskraft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nach: TORONTO ALEXITHYMIA SCAL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uch wenn ich dachte, ich wäre freundlich gewesen, fühlen sich andere von mir gekränkt.</text:p>
          </table:table-cell>
          <table:table-cell office:value-type="string" calcext:value-type="string">
            <text:p>Verhaltensabstimm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ch kann mir selbst helfen, auch wenn ich mal Pech hatte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ür mich gibt es besondere Mittel oder "Tricks", dafür zu sorgen, dass ich mich wohl fühle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enn mich etwas wirklich rasend macht, dann kann ich mich gar nicht mehr beruhigen.</text:p>
          </table:table-cell>
          <table:table-cell office:value-type="string" calcext:value-type="string">
            <text:p>Trieb-, Impuls- und Affektausdruck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ch habe den Verdacht, dass Leute, die freundlich zu mir sind, hinter meinem Rücken falsch sein könnten.</text:p>
          </table:table-cell>
          <table:table-cell office:value-type="string" calcext:value-type="string">
            <text:p>Art der Objektbezieh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ch mache häufiger gefährliche Sachen.</text:p>
          </table:table-cell>
          <table:table-cell office:value-type="string" calcext:value-type="string">
            <text:p>Antizipat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Wenn mir alles zu viel wird: Dann protestiere ich und sage, dass es so nicht mehr geht.</text:p>
          </table:table-cell>
          <table:table-cell office:value-type="string" calcext:value-type="string">
            <text:p>adaptive Reaktion auf Reize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ach den Ferien brauche ich lange, um mich wieder in die Arbeit zu finden.</text:p>
          </table:table-cell>
          <table:table-cell office:value-type="string" calcext:value-type="string">
            <text:p>adaptive Reaktion auf Reize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iele, die ich mir in meinem Privatleben setze, erreiche ich fast immer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anchmal werden meine Handlungen von Eifersuchtsgefühlen beeinflusst.</text:p>
          </table:table-cell>
          <table:table-cell office:value-type="string" calcext:value-type="string">
            <text:p>Binnenwahrnehmung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Häufiger kommt es mir so vor, dass ich die Dinge in meiner Umgebung ganz anders sehe und wahrnehme als andere Leut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Golsmith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ch vertue mich oft, wenn ich z.B. die Zeit abschätze, die ich für etwas brauche.</text:p>
          </table:table-cell>
          <table:table-cell office:value-type="string" calcext:value-type="string">
            <text:p>folgeorientierte Verhaltenssteuer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Ich habe es gerne, wenn die Dinge noch offen bleiben und noch nicht alles endgültig ist.</text:p>
          </table:table-cell>
          <table:table-cell office:value-type="string" calcext:value-type="string">
            <text:p>Ambiguitätstoleranz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ir ist es unmöglich, mir auch einfache Dinge wieder ins Gedächtnis zu rufe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Ich habe den Eindruck, dass ich nicht genügend bestimmen kann, was ich sage oder tu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ch finde oft Situationen witzig und komisch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Ich nehme viel Risiko auf mich.</text:p>
          </table:table-cell>
          <table:table-cell office:value-type="string" calcext:value-type="string">
            <text:p>Antizipat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Ich habe häufiger Alpträume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In engen Beziehungen zu anderen wird man letztlich nur verletzt oder missbraucht.</text:p>
          </table:table-cell>
          <table:table-cell office:value-type="string" calcext:value-type="string">
            <text:p>Regressionsfähigkeit</text:p>
          </table:table-cell>
          <table:table-cell office:value-type="string" calcext:value-type="string">
            <text:p>nach Gunderson: Diagnost. Interv. f.d. Borderline-Sy.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Ich bin immer auf Trab.</text:p>
          </table:table-cell>
          <table:table-cell office:value-type="string" calcext:value-type="string">
            <text:p>Trieb-, Impuls- und Affektausdruck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Ich achte sehr darauf, was innerlich in mir vor sich geht; in meinem Körper und in meinen Gefühlen.</text:p>
          </table:table-cell>
          <table:table-cell office:value-type="string" calcext:value-type="string">
            <text:p>Binnenwahrnehm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ch kann so wütend werden, dass ich jemanden umbringen möchte.</text:p>
          </table:table-cell>
          <table:table-cell office:value-type="string" calcext:value-type="string">
            <text:p>Frustrationstoler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 macht mich leicht nervös, wenn viel auf einmal los ist.</text:p>
          </table:table-cell>
          <table:table-cell office:value-type="string" calcext:value-type="string">
            <text:p>adaptive Reaktion auf Reize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ch kann meine alltäglichen Angelegenheiten genauso gut erledigen, wie andere Leute: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eist entspreche ich meinen eigenen Erwartungen an mich selbst.</text:p>
          </table:table-cell>
          <table:table-cell office:value-type="string" calcext:value-type="string">
            <text:p>Kompete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Ich bin gerne mit Leuten zusammen, die von anderen "toll" gefunden werden.</text:p>
          </table:table-cell>
          <table:table-cell office:value-type="string" calcext:value-type="string">
            <text:p>Regulation des narzißtischen Gleichgewichts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ir fällt es schwer, mit etwas anzufangen, das ich mir vorgenommen hab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Wenn mir alles zu viel wird, habe ich oft das Gefühl, dass ich mich umbringen muss.</text:p>
          </table:table-cell>
          <table:table-cell office:value-type="string" calcext:value-type="string">
            <text:p>Frustrationstoler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ch stelle im nachhinein fest, dass irgendwelche Dinge gar nicht so geschehen sind, wie ich glaubte.</text:p>
          </table:table-cell>
          <table:table-cell office:value-type="string" calcext:value-type="string">
            <text:p>äußere Realitätswahrnehm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 ist schwierig für mich, aufmerksam zu sein.</text:p>
          </table:table-cell>
          <table:table-cell office:value-type="string" calcext:value-type="string">
            <text:p>Gedächtnis, Konzentration und Aufmerksamkeit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Ich habe schon öfters gedacht, dass ich meinen Körper gar nicht richtig spüre, während ich mich bewege:</text:p>
          </table:table-cell>
          <table:table-cell office:value-type="string" calcext:value-type="string">
            <text:p>Stabilität der Ich- und Selbstgrenzen</text:p>
          </table:table-cell>
          <table:table-cell office:value-type="string" calcext:value-type="string">
            <text:p>L.Süllwold, G.Huber (1986) Schizophrene Basisstörunge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ie gewohnte Umgebung wirkt auf mich manchmal eigenartig fremd.</text:p>
          </table:table-cell>
          <table:table-cell office:value-type="string" calcext:value-type="string">
            <text:p>äußere Realitätswahrnehm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Ich empfinde oft dasselbe, wie andere Menschen, mit denen ich zu tun habe.</text:p>
          </table:table-cell>
          <table:table-cell office:value-type="string" calcext:value-type="string">
            <text:p>Wahrnehmung des Objekts als eigenständig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achts hält mich auch das leiseste Geräusch oder das kleinste Licht schon wach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anchmal weiß ich nicht, an welchem Ort ich mich befinde.</text:p>
          </table:table-cell>
          <table:table-cell office:value-type="string" calcext:value-type="string">
            <text:p>äußere Realitätswahrnehmung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Ich kann ich jemandem auch in Augenblicken des Schweigens nahe fühlen.</text:p>
          </table:table-cell>
          <table:table-cell office:value-type="string" calcext:value-type="string">
            <text:p>Objektkonstanz</text:p>
          </table:table-cell>
          <table:table-cell office:value-type="string" calcext:value-type="string">
            <text:p>nach: TORONTO ALEXITHYMIA SCALE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i manchen Gelegenheiten gehen meine Gefühle mit mir durch.</text:p>
          </table:table-cell>
          <table:table-cell office:value-type="string" calcext:value-type="string">
            <text:p>Trieb-, Impuls und Affektausdruck</text:p>
          </table:table-cell>
          <table:table-cell office:value-type="string" calcext:value-type="string">
            <text:p>16 Persönlichkeits-Faktore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ine Haut ist in besonderer Weise empfindlich.</text:p>
          </table:table-cell>
          <table:table-cell office:value-type="string" calcext:value-type="string">
            <text:p>Rezeptive Funktio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Ich bin ein Gefühlsmensch und rege mich schnell über eine Angelegenheit auf.</text:p>
          </table:table-cell>
          <table:table-cell office:value-type="string" calcext:value-type="string">
            <text:p>Frustrationstoler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Ich komme beim Reden durcheinander, wenn ich verlegen bin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Wenn ich ärgerlich oder angespannt bin, vergesse ich Dinge, die ich unter anderen Umständen leicht behalten hätt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ch habe den Eindruck, im zwischenmenschlichen Bereich ungeschickt und linkisch zu sein.</text:p>
          </table:table-cell>
          <table:table-cell office:value-type="string" calcext:value-type="string">
            <text:p>Verhaltensabstimmung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ch erlebe meine Umwelt so "wie im Nebel".</text:p>
          </table:table-cell>
          <table:table-cell office:value-type="string" calcext:value-type="string">
            <text:p>Diskriminierungsfähigkeit (Innen-Außen-Unterscheidung)</text:p>
          </table:table-cell>
          <table:table-cell office:value-type="string" calcext:value-type="string">
            <text:p>Bellak, Hurvich, Gediman: Interview-Leitfaden; eig. Übersetzg.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uch in Situationen, in denen andere es nicht mehr schaffen, halte ich mich unter Kontrolle.</text:p>
          </table:table-cell>
          <table:table-cell office:value-type="string" calcext:value-type="string">
            <text:p>autonomes Funktionieren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Wenn ich jemandem näher komme, geht das dann meistens schnell wieder in die Brüche.</text:p>
          </table:table-cell>
          <table:table-cell office:value-type="string" calcext:value-type="string">
            <text:p>Objektkonstanz</text:p>
          </table:table-cell>
          <table:table-cell office:value-type="string" calcext:value-type="string">
            <text:p>Bellak, Goldsmith: The Broad Scope of EFA</text:p>
          </table:table-cell>
          <table:table-cell office:value-type="float" office:value="152" calcext:value-type="float">
            <text:p>152</text:p>
          </table:table-cell>
        </table:table-row>
        <table:table-row table:style-name="ro1" table:number-rows-repeated="10484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2-09T22:34:29.262000000</dc:date>
    <dc:creator>Norbert Hartkamp</dc:creator>
    <meta:editing-duration>PT19M13S</meta:editing-duration>
    <meta:editing-cycles>2</meta:editing-cycles>
    <meta:document-statistic meta:table-count="1" meta:cell-count="606" meta:object-count="0"/>
  </office:meta>
</office:document-meta>
</file>